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ffff" draw:textarea-horizontal-align="justify" draw:textarea-vertical-align="middle" draw:auto-grow-height="false" fo:min-height="1.02cm" fo:min-width="7.12cm"/>
    </style:style>
    <style:style style:name="gr2" style:family="graphic" style:parent-style-name="standard">
      <style:graphic-properties draw:fill-color="#ffffff" draw:textarea-horizontal-align="justify" draw:textarea-vertical-align="middle" draw:auto-grow-height="false" fo:min-height="1.02cm" fo:min-width="4.58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4.83cm"/>
    </style:style>
    <style:style style:name="gr5" style:family="graphic" style:parent-style-name="standard">
      <style:graphic-properties draw:fill-color="#ffffff" draw:textarea-horizontal-align="justify" draw:textarea-vertical-align="middle" draw:auto-grow-height="false" fo:min-height="1.02cm" fo:min-width="4.453cm"/>
    </style:style>
    <style:style style:name="gr6" style:family="graphic" style:parent-style-name="objectwithoutfill">
      <style:graphic-properties draw:marker-end="Arrow" draw:marker-end-width="0.3cm" draw:fill="none" draw:fill-color="#ffffff" draw:textarea-vertical-align="middle"/>
    </style:style>
    <style:style style:name="gr7" style:family="graphic" style:parent-style-name="standard">
      <style:graphic-properties draw:fill="none" draw:fill-color="#ffffff" draw:textarea-vertical-align="middle" draw:auto-grow-height="false" fo:min-height="0.894cm" fo:min-width="0.073cm"/>
    </style:style>
    <style:style style:name="gr8" style:family="graphic" style:parent-style-name="standard">
      <style:graphic-properties draw:fill="none" draw:fill-color="#ffffff" draw:textarea-vertical-align="middle" draw:auto-grow-height="false" fo:min-height="0.894cm" fo:min-width="0.186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color="#ffffff" draw:textarea-horizontal-align="justify" draw:textarea-vertical-align="middle" draw:auto-grow-height="false" fo:min-height="1.02cm" fo:min-width="6.993cm"/>
    </style:style>
    <style:style style:name="gr11" style:family="graphic" style:parent-style-name="standard">
      <style:graphic-properties draw:stroke="none" svg:stroke-color="#000000" draw:fill="none" draw:fill-color="#ffffff" fo:min-height="5.338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15pt" style:font-size-asian="15pt" style:font-size-complex="15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size="16pt" style:font-size-asian="16pt" style:font-size-complex="16pt"/>
    </style:style>
    <style:style style:name="P6" style:family="paragraph">
      <style:paragraph-properties fo:margin-left="0cm" fo:margin-right="0cm" fo:margin-top="0cm" fo:margin-bottom="0cm" fo:line-height="100%" fo:text-align="start" fo:text-indent="0cm"/>
    </style:style>
    <style:style style:name="P7" style:family="paragraph">
      <style:paragraph-properties fo:text-align="center"/>
      <style:text-properties fo:font-size="14pt" style:font-size-asian="14pt" style:font-size-complex="14pt"/>
    </style:style>
    <style:style style:name="P8" style:family="paragraph">
      <style:paragraph-properties fo:text-align="center"/>
      <style:text-properties fo:font-size="18pt"/>
    </style:style>
    <style:style style:name="T1" style:family="text">
      <style:text-properties fo:font-size="13pt" style:font-size-asian="13pt" style:font-size-complex="13pt"/>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7.62cm" svg:height="1.27cm" svg:x="13.7cm" svg:y="3.54cm">
          <text:p text:style-name="P1"><text:span text:style-name="T1">Supprimer un évènement existant</text:span></text:p>
          <draw:enhanced-geometry svg:viewBox="0 0 21600 21600" draw:type="rectangle" draw:enhanced-path="M 0 0 L 21600 0 21600 21600 0 21600 0 0 Z N"/>
        </draw:custom-shape>
        <draw:custom-shape draw:style-name="gr2" draw:text-style-name="P3" xml:id="id2" draw:id="id2" draw:layer="layout" svg:width="5.08cm" svg:height="1.27cm" svg:x="3.54cm" svg:y="9.89cm">
          <text:p text:style-name="P1"><text:span text:style-name="T2">Ouvrir onglet planning</text:span></text:p>
          <draw:enhanced-geometry svg:viewBox="0 0 21600 21600" draw:type="rectangle" draw:enhanced-path="M 0 0 L 21600 0 21600 21600 0 21600 0 0 Z N"/>
        </draw:custom-shape>
        <draw:connector draw:style-name="gr3" draw:text-style-name="P1" draw:layer="layout" draw:type="curve" svg:x1="13.7cm" svg:y1="4.175cm" svg:x2="6.08cm" svg:y2="9.89cm" draw:start-shape="id1" draw:start-glue-point="3" draw:end-shape="id2" draw:end-glue-point="0" svg:d="M13700 4175c-5080 0-7620 1905-7620 5715" svg:viewBox="0 0 7621 5716">
          <text:p/>
        </draw:connector>
        <draw:custom-shape draw:style-name="gr2" draw:text-style-name="P3" xml:id="id3" draw:id="id3" draw:layer="layout" svg:width="5.08cm" svg:height="1.27cm" svg:x="11.16cm" svg:y="9.89cm">
          <text:p text:style-name="P1"><text:span text:style-name="T2">Sélectionner la date</text:span></text:p>
          <draw:enhanced-geometry svg:viewBox="0 0 21600 21600" draw:type="rectangle" draw:enhanced-path="M 0 0 L 21600 0 21600 21600 0 21600 0 0 Z N"/>
        </draw:custom-shape>
        <draw:connector draw:style-name="gr3" draw:text-style-name="P1" draw:layer="layout" draw:type="curve" svg:x1="8.62cm" svg:y1="10.525cm" svg:x2="11.16cm" svg:y2="10.525cm" draw:start-shape="id2" draw:start-glue-point="1" draw:end-shape="id3" draw:end-glue-point="3" svg:d="M8620 10525h2540" svg:viewBox="0 0 2541 1">
          <text:p/>
        </draw:connector>
        <draw:custom-shape draw:style-name="gr2" draw:text-style-name="P4" xml:id="id4" draw:id="id4" draw:layer="layout" svg:width="5.08cm" svg:height="1.27cm" svg:x="18.78cm" svg:y="9.89cm">
          <text:p text:style-name="P1"><text:span text:style-name="T3">Sélectionner l'évènement</text:span></text:p>
          <draw:enhanced-geometry svg:viewBox="0 0 21600 21600" draw:type="rectangle" draw:enhanced-path="M 0 0 L 21600 0 21600 21600 0 21600 0 0 Z N"/>
        </draw:custom-shape>
        <draw:connector draw:style-name="gr3" draw:text-style-name="P1" draw:layer="layout" draw:type="curve" svg:x1="16.24cm" svg:y1="10.525cm" svg:x2="18.78cm" svg:y2="10.525cm" draw:start-shape="id3" draw:start-glue-point="1" draw:end-shape="id4" draw:end-glue-point="3" svg:d="M16240 10525h2540" svg:viewBox="0 0 2541 1">
          <text:p/>
        </draw:connector>
        <draw:custom-shape draw:style-name="gr2" draw:text-style-name="P2" xml:id="id5" draw:id="id5" draw:layer="layout" svg:width="5.08cm" svg:height="1.27cm" svg:x="26.4cm" svg:y="9.89cm">
          <text:p text:style-name="P1"><text:span text:style-name="T1">Supprimer l'évènement</text:span></text:p>
          <draw:enhanced-geometry svg:viewBox="0 0 21600 21600" draw:type="rectangle" draw:enhanced-path="M 0 0 L 21600 0 21600 21600 0 21600 0 0 Z N"/>
        </draw:custom-shape>
        <draw:connector draw:style-name="gr3" draw:text-style-name="P1" draw:layer="layout" draw:type="curve" svg:x1="23.86cm" svg:y1="10.525cm" svg:x2="26.4cm" svg:y2="10.525cm" draw:start-shape="id4" draw:start-glue-point="1" draw:end-shape="id5" svg:d="M23860 10525h2540" svg:viewBox="0 0 2541 1">
          <text:p/>
        </draw:connector>
        <draw:connector draw:style-name="gr3" draw:text-style-name="P1" draw:layer="layout" draw:type="curve" svg:x1="17.51cm" svg:y1="4.81cm" svg:x2="13.7cm" svg:y2="9.89cm" draw:start-shape="id1" draw:start-glue-point="2" draw:end-shape="id3" draw:end-glue-point="0" svg:d="M17510 4810c0 3810-3810 1270-3810 5080" svg:viewBox="0 0 3811 5081">
          <text:p/>
        </draw:connector>
        <draw:connector draw:style-name="gr3" draw:text-style-name="P1" draw:layer="layout" draw:type="curve" svg:x1="17.51cm" svg:y1="4.81cm" svg:x2="21.32cm" svg:y2="9.89cm" draw:start-shape="id1" draw:start-glue-point="2" draw:end-shape="id4" draw:end-glue-point="0" svg:d="M17510 4810c0 3810 3810 1270 3810 5080" svg:viewBox="0 0 3811 5081">
          <text:p/>
        </draw:connector>
        <draw:connector draw:style-name="gr3" draw:text-style-name="P1" draw:layer="layout" draw:type="curve" svg:x1="21.32cm" svg:y1="4.175cm" svg:x2="28.94cm" svg:y2="9.89cm" draw:start-shape="id1" draw:start-glue-point="1" draw:end-shape="id5" draw:end-glue-point="0" svg:d="M21320 4175c5080 0 7620 1905 7620 5715" svg:viewBox="0 0 7621 5716">
          <text:p/>
        </draw:connector>
        <draw:frame draw:style-name="gr4" draw:layer="layout" svg:width="27.94cm" svg:height="5.08cm" svg:x="3.54cm" svg:y="18.653cm">
          <draw:text-box>
            <text:p/>
            <text:p/>
            <text:p><text:tab/>Pour supprimer l'évènement, l'utilisateur doit cliquer sur l'onglet planning puis il sélectionne la date à laquelle se produit l'évènement, il sélectionne l'évènement en question et il choisit de le supprimer.</text:p>
          </draw:text-box>
        </draw:frame>
        <draw:custom-shape draw:style-name="gr2" draw:text-style-name="P5" xml:id="id7" draw:id="id7" draw:layer="layout" svg:width="5.08cm" svg:height="1.27cm" svg:x="11.16cm" svg:y="16.24cm">
          <text:p text:style-name="P1"><text:span text:style-name="T4">Sélectionner année</text:span></text:p>
          <draw:enhanced-geometry svg:viewBox="0 0 21600 21600" draw:type="rectangle" draw:enhanced-path="M 0 0 L 21600 0 21600 21600 0 21600 0 0 Z N"/>
        </draw:custom-shape>
        <draw:custom-shape draw:style-name="gr5" draw:text-style-name="P5" xml:id="id6" draw:id="id6" draw:layer="layout" svg:width="4.953cm" svg:height="1.27cm" svg:x="3.54cm" svg:y="16.24cm">
          <text:p text:style-name="P1"><text:span text:style-name="T4">Sélectionner mois</text:span></text:p>
          <draw:enhanced-geometry svg:viewBox="0 0 21600 21600" draw:type="rectangle" draw:enhanced-path="M 0 0 L 21600 0 21600 21600 0 21600 0 0 Z N"/>
        </draw:custom-shape>
        <draw:custom-shape draw:style-name="gr5" draw:text-style-name="P1" xml:id="id8" draw:id="id8" draw:layer="layout" svg:width="4.953cm" svg:height="1.27cm" svg:x="18.78cm" svg:y="16.24cm">
          <text:p text:style-name="P1">Sélectionner jour</text:p>
          <draw:enhanced-geometry svg:viewBox="0 0 21600 21600" draw:type="rectangle" draw:enhanced-path="M 0 0 L 21600 0 21600 21600 0 21600 0 0 Z N"/>
        </draw:custom-shape>
        <draw:connector draw:style-name="gr6" draw:text-style-name="P1" draw:layer="layout" draw:type="curve" svg:x1="13.7cm" svg:y1="11.16cm" svg:x2="6.016cm" svg:y2="16.24cm" draw:start-shape="id3" draw:start-glue-point="2" draw:end-shape="id6" draw:end-glue-point="0" svg:d="M13700 11160c0 3810-7684 1270-7684 5080" svg:viewBox="0 0 7685 5081">
          <text:p/>
        </draw:connector>
        <draw:connector draw:style-name="gr6" draw:text-style-name="P1" draw:layer="layout" draw:type="curve" svg:x1="13.7cm" svg:y1="11.16cm" svg:x2="13.7cm" svg:y2="16.24cm" draw:start-shape="id3" draw:start-glue-point="2" draw:end-shape="id7" draw:end-glue-point="0" svg:d="M13700 11160v5080" svg:viewBox="0 0 1 5081">
          <text:p/>
        </draw:connector>
        <draw:connector draw:style-name="gr6" draw:text-style-name="P1" draw:layer="layout" draw:type="curve" svg:x1="13.7cm" svg:y1="11.16cm" svg:x2="21.256cm" svg:y2="16.24cm" draw:start-shape="id3" draw:start-glue-point="2" draw:end-shape="id8" draw:end-glue-point="0" svg:d="M13700 11160c0 3810 7556 1270 7556 5080" svg:viewBox="0 0 7557 5081">
          <text:p/>
        </draw:connector>
        <draw:custom-shape draw:style-name="gr7" draw:text-style-name="P1" xml:id="id9" draw:id="id9" draw:layer="layout" svg:width="0.635cm" svg:height="1.27cm" svg:x="9.382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9.382cm" svg:y1="16.875cm" svg:x2="8.493cm" svg:y2="16.875cm" draw:start-shape="id9" draw:start-glue-point="5" draw:end-shape="id6" draw:end-glue-point="1" svg:d="M9382 16875h-889" svg:viewBox="0 0 890 1">
          <text:p/>
        </draw:connector>
        <draw:connector draw:style-name="gr6" draw:text-style-name="P1" draw:layer="layout" draw:type="curve" svg:x1="10.017cm" svg:y1="16.875cm" svg:x2="11.16cm" svg:y2="16.875cm" draw:start-shape="id9" draw:start-glue-point="7" draw:end-shape="id7" draw:end-glue-point="3" svg:d="M10017 16875h1143" svg:viewBox="0 0 1144 1">
          <text:p/>
        </draw:connector>
        <draw:custom-shape draw:style-name="gr8" draw:text-style-name="P1" xml:id="id10" draw:id="id10" draw:layer="layout" svg:width="0.762cm" svg:height="1.27cm" svg:x="17.129cm" svg:y="16.24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17.891cm" svg:y1="16.875cm" svg:x2="18.78cm" svg:y2="16.875cm" draw:start-shape="id10" draw:start-glue-point="7" draw:end-shape="id8" draw:end-glue-point="3" svg:d="M17891 16875h889" svg:viewBox="0 0 890 1">
          <text:p/>
        </draw:connector>
        <draw:connector draw:style-name="gr6" draw:text-style-name="P1" draw:layer="layout" draw:type="curve" svg:x1="17.129cm" svg:y1="16.875cm" svg:x2="16.24cm" svg:y2="16.875cm" draw:start-shape="id10" draw:start-glue-point="5" draw:end-shape="id7" draw:end-glue-point="1" svg:d="M17129 16875h-889" svg:viewBox="0 0 890 1">
          <text:p/>
        </draw:connector>
        <draw:custom-shape draw:style-name="gr9" draw:text-style-name="P1" draw:layer="layout" svg:width="0.381cm" svg:height="0.508cm" draw:transform="rotate (-1.5707963267949) translate (9.887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0.01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50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637cm 10.0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5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387cm 10.0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2" draw:style-name="dp1" draw:master-page-name="Default">
        <draw:custom-shape draw:style-name="gr10" draw:text-style-name="P5" xml:id="id11" draw:id="id11" draw:layer="layout" svg:width="7.493cm" svg:height="1.27cm" svg:x="13.7cm" svg:y="3.54cm">
          <text:p text:style-name="P1"><text:span text:style-name="T4">Créer un nouvel évènement</text:span></text:p>
          <draw:enhanced-geometry svg:viewBox="0 0 21600 21600" draw:type="rectangle" draw:enhanced-path="M 0 0 L 21600 0 21600 21600 0 21600 0 0 Z N"/>
        </draw:custom-shape>
        <draw:custom-shape draw:style-name="gr2" draw:text-style-name="P3" xml:id="id12" draw:id="id12" draw:layer="layout" svg:width="5.08cm" svg:height="1.27cm" svg:x="3.54cm" svg:y="9.89cm">
          <text:p text:style-name="P1"><text:span text:style-name="T2">Ouvrir onglet planning</text:span></text:p>
          <draw:enhanced-geometry svg:viewBox="0 0 21600 21600" draw:type="rectangle" draw:enhanced-path="M 0 0 L 21600 0 21600 21600 0 21600 0 0 Z N"/>
        </draw:custom-shape>
        <draw:connector draw:style-name="gr6" draw:text-style-name="P1" draw:layer="layout" draw:type="curve" svg:x1="13.7cm" svg:y1="4.175cm" svg:x2="6.08cm" svg:y2="9.89cm" draw:start-shape="id11" draw:start-glue-point="3" draw:end-shape="id12" draw:end-glue-point="0" svg:d="M13700 4175c-5080 0-7620 1905-7620 5715" svg:viewBox="0 0 7621 5716">
          <text:p/>
        </draw:connector>
        <draw:custom-shape draw:style-name="gr2" draw:text-style-name="P1" xml:id="id13" draw:id="id13" draw:layer="layout" svg:width="5.08cm" svg:height="1.27cm" svg:x="11.16cm" svg:y="9.89cm">
          <text:p text:style-name="P1">Choix de la date</text:p>
          <draw:enhanced-geometry svg:viewBox="0 0 21600 21600" draw:type="rectangle" draw:enhanced-path="M 0 0 L 21600 0 21600 21600 0 21600 0 0 Z N"/>
        </draw:custom-shape>
        <draw:connector draw:style-name="gr6" draw:text-style-name="P1" draw:layer="layout" draw:type="curve" svg:x1="17.446cm" svg:y1="4.81cm" svg:x2="13.7cm" svg:y2="9.89cm" draw:start-shape="id11" draw:start-glue-point="2" draw:end-shape="id13" svg:d="M17446 4810c0 3810-3746 1270-3746 5080" svg:viewBox="0 0 3747 5081">
          <text:p/>
        </draw:connector>
        <draw:connector draw:style-name="gr6" draw:text-style-name="P1" draw:layer="layout" draw:type="curve" svg:x1="8.62cm" svg:y1="10.525cm" svg:x2="11.16cm" svg:y2="10.525cm" draw:start-shape="id12" draw:start-glue-point="1" draw:end-shape="id13" svg:d="M8620 10525h2540" svg:viewBox="0 0 2541 1">
          <text:p/>
        </draw:connector>
        <draw:custom-shape draw:style-name="gr2" draw:text-style-name="P1" xml:id="id14" draw:id="id14" draw:layer="layout" svg:width="5.08cm" svg:height="1.27cm" svg:x="18.78cm" svg:y="9.89cm">
          <text:p text:style-name="P1">Bouton créer</text:p>
          <draw:enhanced-geometry svg:viewBox="0 0 21600 21600" draw:type="rectangle" draw:enhanced-path="M 0 0 L 21600 0 21600 21600 0 21600 0 0 Z N"/>
        </draw:custom-shape>
        <draw:connector draw:style-name="gr6" draw:text-style-name="P1" draw:layer="layout" draw:type="curve" svg:x1="16.24cm" svg:y1="10.525cm" svg:x2="18.78cm" svg:y2="10.525cm" draw:start-shape="id13" draw:start-glue-point="1" draw:end-shape="id14" svg:d="M16240 10525h2540" svg:viewBox="0 0 2541 1">
          <text:p/>
        </draw:connector>
        <draw:connector draw:style-name="gr6" draw:text-style-name="P1" draw:layer="layout" draw:type="curve" svg:x1="17.446cm" svg:y1="4.81cm" svg:x2="21.32cm" svg:y2="9.89cm" draw:start-shape="id11" draw:start-glue-point="2" draw:end-shape="id14" draw:end-glue-point="0" svg:d="M17446 4810c0 3810 3874 1270 3874 5080" svg:viewBox="0 0 3875 5081">
          <text:p/>
        </draw:connector>
        <draw:custom-shape draw:style-name="gr2" draw:text-style-name="P3" xml:id="id15" draw:id="id15" draw:layer="layout" svg:width="5.08cm" svg:height="1.27cm" svg:x="26.4cm" svg:y="9.89cm">
          <text:p text:style-name="P1"><text:span text:style-name="T2">Remplir informations</text:span></text:p>
          <draw:enhanced-geometry svg:viewBox="0 0 21600 21600" draw:type="rectangle" draw:enhanced-path="M 0 0 L 21600 0 21600 21600 0 21600 0 0 Z N"/>
        </draw:custom-shape>
        <draw:connector draw:style-name="gr6" draw:text-style-name="P1" draw:layer="layout" draw:type="curve" svg:x1="23.86cm" svg:y1="10.525cm" svg:x2="26.4cm" svg:y2="10.525cm" draw:start-shape="id14" draw:start-glue-point="1" draw:end-shape="id15" draw:end-glue-point="3" svg:d="M23860 10525h2540" svg:viewBox="0 0 2541 1">
          <text:p/>
        </draw:connector>
        <draw:connector draw:style-name="gr6" draw:text-style-name="P1" draw:layer="layout" draw:type="curve" svg:x1="21.193cm" svg:y1="4.175cm" svg:x2="28.94cm" svg:y2="9.89cm" draw:start-shape="id11" draw:start-glue-point="1" draw:end-shape="id15" draw:end-glue-point="0" svg:d="M21193 4175c5165 0 7747 1905 7747 5715" svg:viewBox="0 0 7748 5716">
          <text:p/>
        </draw:connector>
        <draw:frame draw:style-name="gr11" draw:layer="layout" svg:width="28.448cm" svg:height="5.588cm" svg:x="3.54cm" svg:y="21.701cm">
          <draw:text-box>
            <text:p text:style-name="P6"><text:span text:style-name="T5">L'utilisateur souhaite créer un évènement. Pour ce faire, il va sur l'objet planning, ensuite il sélectionne une date, <text:s/>puis dans la barre il choisis de créer un évènement. Ainsi, des informations seront à saisir.</text:span></text:p>
          </draw:text-box>
        </draw:frame>
        <draw:custom-shape draw:style-name="gr2" draw:text-style-name="P3" xml:id="id16" draw:id="id16" draw:layer="layout" svg:width="5.08cm" svg:height="1.27cm" svg:x="18.78cm" svg:y="13.7cm">
          <text:p text:style-name="P1"><text:span text:style-name="T2">Entrer intitulé</text:span></text:p>
          <draw:enhanced-geometry svg:viewBox="0 0 21600 21600" draw:type="rectangle" draw:enhanced-path="M 0 0 L 21600 0 21600 21600 0 21600 0 0 Z N"/>
        </draw:custom-shape>
        <draw:custom-shape draw:style-name="gr2" draw:text-style-name="P3" xml:id="id17" draw:id="id17" draw:layer="layout" svg:width="5.08cm" svg:height="1.27cm" svg:x="26.4cm" svg:y="13.7cm">
          <text:p text:style-name="P1"><text:span text:style-name="T2">selectionner participants</text:span></text:p>
          <draw:enhanced-geometry svg:viewBox="0 0 21600 21600" draw:type="rectangle" draw:enhanced-path="M 0 0 L 21600 0 21600 21600 0 21600 0 0 Z N"/>
        </draw:custom-shape>
        <draw:connector draw:style-name="gr6" draw:text-style-name="P1" draw:layer="layout" draw:type="curve" svg:x1="28.94cm" svg:y1="11.16cm" svg:x2="21.32cm" svg:y2="13.7cm" draw:start-shape="id15" draw:start-glue-point="2" draw:end-shape="id16" svg:d="M28940 11160c0 1905-7620 635-7620 2540" svg:viewBox="0 0 7621 2541">
          <text:p/>
        </draw:connector>
        <draw:connector draw:style-name="gr6" draw:text-style-name="P1" draw:layer="layout" draw:type="curve" svg:x1="28.94cm" svg:y1="11.16cm" svg:x2="28.94cm" svg:y2="13.7cm" draw:start-shape="id15" draw:start-glue-point="2" draw:end-shape="id17" draw:end-glue-point="0" svg:d="M28940 11160v2540" svg:viewBox="0 0 1 2541">
          <text:p/>
        </draw:connector>
        <draw:custom-shape draw:style-name="gr2" draw:text-style-name="P4" xml:id="id19" draw:id="id19" draw:layer="layout" svg:width="5.08cm" svg:height="1.27cm" svg:x="18.78cm" svg:y="17.51cm">
          <text:p text:style-name="P1"><text:span text:style-name="T3">Ref. Supprimer participants</text:span></text:p>
          <draw:enhanced-geometry svg:viewBox="0 0 21600 21600" draw:type="rectangle" draw:enhanced-path="M 0 0 L 21600 0 21600 21600 0 21600 0 0 Z N"/>
        </draw:custom-shape>
        <draw:custom-shape draw:style-name="gr2" draw:text-style-name="P4" xml:id="id18" draw:id="id18" draw:layer="layout" svg:width="5.08cm" svg:height="1.27cm" svg:x="26.4cm" svg:y="17.51cm">
          <text:p text:style-name="P1"><text:span text:style-name="T3">Ref. Ajouter Participants</text:span></text:p>
          <draw:enhanced-geometry svg:viewBox="0 0 21600 21600" draw:type="rectangle" draw:enhanced-path="M 0 0 L 21600 0 21600 21600 0 21600 0 0 Z N"/>
        </draw:custom-shape>
        <draw:connector draw:style-name="gr6" draw:text-style-name="P1" draw:layer="layout" draw:type="curve" svg:x1="28.94cm" svg:y1="14.97cm" svg:x2="28.94cm" svg:y2="17.51cm" draw:start-shape="id17" draw:start-glue-point="2" draw:end-shape="id18" draw:end-glue-point="0" svg:d="M28940 14970v2540" svg:viewBox="0 0 1 2541">
          <text:p/>
        </draw:connector>
        <draw:connector draw:style-name="gr6" draw:text-style-name="P1" draw:layer="layout" draw:type="curve" svg:x1="28.94cm" svg:y1="14.97cm" svg:x2="21.32cm" svg:y2="17.51cm" draw:start-shape="id17" draw:start-glue-point="2" draw:end-shape="id19" draw:end-glue-point="0" svg:d="M28940 14970c0 1905-7620 635-7620 2540" svg:viewBox="0 0 7621 2541">
          <text:p/>
        </draw:connector>
        <draw:custom-shape draw:style-name="gr8" draw:text-style-name="P1" xml:id="id20" draw:id="id20" draw:layer="layout" svg:width="0.762cm" svg:height="1.27cm" svg:x="24.749cm" svg:y="17.51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5.511cm" svg:y1="18.145cm" svg:x2="26.4cm" svg:y2="18.145cm" draw:start-shape="id20" draw:start-glue-point="7" svg:d="M25511 18145h889" svg:viewBox="0 0 890 1">
          <text:p/>
        </draw:connector>
        <draw:connector draw:style-name="gr6" draw:text-style-name="P1" draw:layer="layout" draw:type="curve" svg:x1="24.749cm" svg:y1="18.145cm" svg:x2="23.86cm" svg:y2="18.145cm" draw:start-shape="id20" draw:start-glue-point="5" svg:d="M24749 18145h-889" svg:viewBox="0 0 890 1">
          <text:p/>
        </draw:connector>
        <draw:custom-shape draw:style-name="gr9" draw:text-style-name="P1" draw:layer="layout" svg:width="0.381cm" svg:height="0.508cm" draw:transform="rotate (-1.5707963267949) translate (9.887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0.017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637cm 9.89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7.767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3cm 9.89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6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xml:id="id21" draw:id="id21" draw:layer="layout" svg:width="0.762cm" svg:height="1.27cm" svg:x="24.749cm" svg:y="13.7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5.511cm" svg:y1="14.335cm" svg:x2="26.4cm" svg:y2="14.335cm" draw:start-shape="id21" draw:start-glue-point="7" svg:d="M25511 14335h889" svg:viewBox="0 0 890 1">
          <text:p/>
        </draw:connector>
        <draw:connector draw:style-name="gr6" draw:text-style-name="P1" draw:layer="layout" draw:type="curve" svg:x1="24.749cm" svg:y1="14.335cm" svg:x2="23.86cm" svg:y2="14.335cm" draw:start-shape="id21" draw:start-glue-point="5" svg:d="M24749 14335h-889" svg:viewBox="0 0 890 1">
          <text:p/>
        </draw:connector>
      </draw:page>
      <draw:page draw:name="page3" draw:style-name="dp1" draw:master-page-name="Default">
        <draw:custom-shape draw:style-name="gr10" draw:text-style-name="P1" xml:id="id25" draw:id="id25" draw:layer="layout" svg:width="7.493cm" svg:height="1.27cm" svg:x="13.7cm" svg:y="3.54cm">
          <text:p text:style-name="P1">Associer participants</text:p>
          <draw:enhanced-geometry svg:viewBox="0 0 21600 21600" draw:type="rectangle" draw:enhanced-path="M 0 0 L 21600 0 21600 21600 0 21600 0 0 Z N"/>
        </draw:custom-shape>
        <draw:custom-shape draw:style-name="gr2" draw:text-style-name="P7" xml:id="id22" draw:id="id22" draw:layer="layout" svg:width="5.08cm" svg:height="1.27cm" svg:x="3.522cm" svg:y="9.89cm">
          <text:p text:style-name="P1"><text:span text:style-name="T6">Ouvrir onglet planning</text:span></text:p>
          <draw:enhanced-geometry svg:viewBox="0 0 21600 21600" draw:type="rectangle" draw:enhanced-path="M 0 0 L 21600 0 21600 21600 0 21600 0 0 Z N"/>
        </draw:custom-shape>
        <draw:custom-shape draw:style-name="gr2" draw:text-style-name="P7" xml:id="id23" draw:id="id23" draw:layer="layout" svg:width="5.08cm" svg:height="1.27cm" svg:x="14.97cm" svg:y="9.89cm">
          <text:p text:style-name="P1"><text:span text:style-name="T6">choisir la date</text:span></text:p>
          <draw:enhanced-geometry svg:viewBox="0 0 21600 21600" draw:type="rectangle" draw:enhanced-path="M 0 0 L 21600 0 21600 21600 0 21600 0 0 Z N"/>
        </draw:custom-shape>
        <draw:connector draw:style-name="gr6" draw:text-style-name="P1" draw:layer="layout" draw:type="curve" svg:x1="8.602cm" svg:y1="10.525cm" svg:x2="14.97cm" svg:y2="10.525cm" draw:start-shape="id22" draw:start-glue-point="1" draw:end-shape="id23" svg:d="M8602 10525h6368" svg:viewBox="0 0 6369 1">
          <text:p/>
        </draw:connector>
        <draw:connector draw:style-name="gr6" draw:text-style-name="P1" draw:layer="layout" draw:type="curve" svg:x1="20.05cm" svg:y1="10.525cm" svg:x2="26.382cm" svg:y2="10.525cm" draw:start-shape="id23" draw:start-glue-point="1" draw:end-shape="id24" draw:end-glue-point="3" svg:d="M20050 10525h6332" svg:viewBox="0 0 6333 1">
          <text:p/>
        </draw:connector>
        <draw:custom-shape draw:style-name="gr2" draw:text-style-name="P7" xml:id="id24" draw:id="id24" draw:layer="layout" svg:width="5.08cm" svg:height="1.27cm" svg:x="26.382cm" svg:y="9.89cm">
          <text:p text:style-name="P1"><text:span text:style-name="T6">Presser bouton </text:span></text:p>
          <text:p text:style-name="P1"><text:span text:style-name="T6">addParticipants</text:span></text:p>
          <draw:enhanced-geometry svg:viewBox="0 0 21600 21600" draw:type="rectangle" draw:enhanced-path="M 0 0 L 21600 0 21600 21600 0 21600 0 0 Z N"/>
        </draw:custom-shape>
        <draw:custom-shape draw:style-name="gr9" draw:text-style-name="P1" draw:layer="layout" svg:width="0.381cm" svg:height="0.508cm" draw:transform="rotate (-1.5707963267949) translate (11.538cm 10.02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1.668cm 10.01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57cm 13.8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draw:type="curve" svg:x1="13.7cm" svg:y1="4.175cm" svg:x2="6.062cm" svg:y2="9.89cm" draw:start-shape="id25" draw:start-glue-point="3" draw:end-shape="id22" draw:end-glue-point="0" svg:d="M13700 4175c-5092 0-7638 1905-7638 5715" svg:viewBox="0 0 7639 5716">
          <text:p/>
        </draw:connector>
        <draw:connector draw:style-name="gr3" draw:text-style-name="P1" draw:layer="layout" draw:type="curve" svg:x1="17.446cm" svg:y1="4.81cm" svg:x2="17.51cm" svg:y2="9.89cm" draw:start-shape="id25" draw:start-glue-point="2" draw:end-shape="id23" svg:d="M17446 4810c0 3810 64 1270 64 5080" svg:viewBox="0 0 65 5081">
          <text:p/>
        </draw:connector>
        <draw:connector draw:style-name="gr3" draw:text-style-name="P1" draw:layer="layout" draw:type="curve" svg:x1="21.193cm" svg:y1="4.175cm" svg:x2="28.922cm" svg:y2="9.89cm" draw:start-shape="id25" draw:start-glue-point="1" draw:end-shape="id24" draw:end-glue-point="0" svg:d="M21193 4175c5153 0 7729 1905 7729 5715" svg:viewBox="0 0 7730 5716">
          <text:p/>
        </draw:connector>
        <draw:custom-shape draw:style-name="gr2" draw:text-style-name="P7" xml:id="id26" draw:id="id26" draw:layer="layout" svg:width="5.08cm" svg:height="1.27cm" svg:x="18.78cm" svg:y="13.7cm">
          <text:p text:style-name="P1"><text:span text:style-name="T6">Selectionner parmi</text:span></text:p>
          <text:p text:style-name="P1"><text:span text:style-name="T6">Liste de contacts</text:span></text:p>
          <draw:enhanced-geometry svg:viewBox="0 0 21600 21600" draw:type="rectangle" draw:enhanced-path="M 0 0 L 21600 0 21600 21600 0 21600 0 0 Z N"/>
        </draw:custom-shape>
        <draw:connector draw:style-name="gr3" draw:text-style-name="P1" draw:layer="layout" draw:type="curve" svg:x1="28.922cm" svg:y1="11.16cm" svg:x2="21.32cm" svg:y2="13.7cm" draw:start-shape="id24" draw:start-glue-point="2" draw:end-shape="id26" draw:end-glue-point="0" svg:d="M28922 11160c0 1905-7602 635-7602 2540" svg:viewBox="0 0 7603 2541">
          <text:p/>
        </draw:connector>
        <draw:custom-shape draw:style-name="gr2" draw:text-style-name="P7" xml:id="id27" draw:id="id27" draw:layer="layout" svg:width="5.08cm" svg:height="1.27cm" svg:x="26.4cm" svg:y="13.7cm">
          <text:p text:style-name="P1"><text:span text:style-name="T6">Presser bouton add</text:span></text:p>
          <draw:enhanced-geometry svg:viewBox="0 0 21600 21600" draw:type="rectangle" draw:enhanced-path="M 0 0 L 21600 0 21600 21600 0 21600 0 0 Z N"/>
        </draw:custom-shape>
        <draw:connector draw:style-name="gr3" draw:text-style-name="P1" draw:layer="layout" draw:type="curve" svg:x1="28.922cm" svg:y1="11.16cm" svg:x2="28.94cm" svg:y2="13.7cm" draw:start-shape="id24" draw:start-glue-point="2" draw:end-shape="id27" draw:end-glue-point="0" svg:d="M28922 11160c0 1905 18 635 18 2540" svg:viewBox="0 0 19 2541">
          <text:p/>
        </draw:connector>
        <draw:connector draw:style-name="gr3" draw:text-style-name="P1" draw:layer="layout" draw:type="curve" svg:x1="23.86cm" svg:y1="14.335cm" svg:x2="26.4cm" svg:y2="14.335cm" draw:start-shape="id26" draw:start-glue-point="1" draw:end-shape="id27" draw:end-glue-point="3" svg:d="M23860 14335h2540" svg:viewBox="0 0 2541 1">
          <text:p/>
        </draw:connector>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355cm 9.88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layer="layout" svg:width="28.448cm" svg:height="5.588cm" svg:x="3.54cm" svg:y="21.701cm">
          <draw:text-box>
            <text:p text:style-name="P6"><text:span text:style-name="T5">L'utilisateur souhaite associer des participants à un évènement. Pour cela, il ouvre l'onglet planning, selectionne la date, et presse le bouton d'ajout de participants. </text:span></text:p>
          </draw:text-box>
        </draw:frame>
      </draw:page>
      <draw:page draw:name="page4" draw:style-name="dp1" draw:master-page-name="Default">
        <draw:custom-shape draw:style-name="gr10" draw:text-style-name="P1" xml:id="id31" draw:id="id31" draw:layer="layout" svg:width="7.493cm" svg:height="1.27cm" svg:x="13.7cm" svg:y="3.54cm">
          <text:p text:style-name="P1">Retirer participants</text:p>
          <draw:enhanced-geometry svg:viewBox="0 0 21600 21600" draw:type="rectangle" draw:enhanced-path="M 0 0 L 21600 0 21600 21600 0 21600 0 0 Z N"/>
        </draw:custom-shape>
        <draw:custom-shape draw:style-name="gr2" draw:text-style-name="P7" xml:id="id28" draw:id="id28" draw:layer="layout" svg:width="5.08cm" svg:height="1.27cm" svg:x="3.522cm" svg:y="9.89cm">
          <text:p text:style-name="P1"><text:span text:style-name="T6">Ouvrir onglet planning</text:span></text:p>
          <draw:enhanced-geometry svg:viewBox="0 0 21600 21600" draw:type="rectangle" draw:enhanced-path="M 0 0 L 21600 0 21600 21600 0 21600 0 0 Z N"/>
        </draw:custom-shape>
        <draw:custom-shape draw:style-name="gr2" draw:text-style-name="P7" xml:id="id29" draw:id="id29" draw:layer="layout" svg:width="5.08cm" svg:height="1.27cm" svg:x="14.97cm" svg:y="9.89cm">
          <text:p text:style-name="P1"><text:span text:style-name="T6">choisir la date</text:span></text:p>
          <draw:enhanced-geometry svg:viewBox="0 0 21600 21600" draw:type="rectangle" draw:enhanced-path="M 0 0 L 21600 0 21600 21600 0 21600 0 0 Z N"/>
        </draw:custom-shape>
        <draw:connector draw:style-name="gr6" draw:text-style-name="P1" draw:layer="layout" draw:type="curve" svg:x1="8.602cm" svg:y1="10.525cm" svg:x2="14.97cm" svg:y2="10.525cm" draw:start-shape="id28" draw:start-glue-point="1" draw:end-shape="id29" svg:d="M8602 10525h6368" svg:viewBox="0 0 6369 1">
          <text:p/>
        </draw:connector>
        <draw:connector draw:style-name="gr6" draw:text-style-name="P1" draw:layer="layout" draw:type="curve" svg:x1="20.05cm" svg:y1="10.525cm" svg:x2="26.382cm" svg:y2="10.525cm" draw:start-shape="id29" draw:start-glue-point="1" draw:end-shape="id30" draw:end-glue-point="3" svg:d="M20050 10525h6332" svg:viewBox="0 0 6333 1">
          <text:p/>
        </draw:connector>
        <draw:custom-shape draw:style-name="gr2" draw:text-style-name="P7" xml:id="id30" draw:id="id30" draw:layer="layout" svg:width="5.08cm" svg:height="1.27cm" svg:x="26.382cm" svg:y="9.89cm">
          <text:p text:style-name="P1"><text:span text:style-name="T6">Presser bouton </text:span></text:p>
          <text:p text:style-name="P1"><text:span text:style-name="T6">retirerParticipants</text:span></text:p>
          <draw:enhanced-geometry svg:viewBox="0 0 21600 21600" draw:type="rectangle" draw:enhanced-path="M 0 0 L 21600 0 21600 21600 0 21600 0 0 Z N"/>
        </draw:custom-shape>
        <draw:custom-shape draw:style-name="gr9" draw:text-style-name="P1" draw:layer="layout" svg:width="0.381cm" svg:height="0.508cm" draw:transform="rotate (-1.5707963267949) translate (11.287cm 9.89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1.417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5.257cm 13.8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3" draw:text-style-name="P1" draw:layer="layout" draw:type="curve" svg:x1="13.7cm" svg:y1="4.175cm" svg:x2="6.062cm" svg:y2="9.89cm" draw:start-shape="id31" draw:start-glue-point="3" draw:end-shape="id28" draw:end-glue-point="0" svg:d="M13700 4175c-5092 0-7638 1905-7638 5715" svg:viewBox="0 0 7639 5716">
          <text:p/>
        </draw:connector>
        <draw:connector draw:style-name="gr3" draw:text-style-name="P1" draw:layer="layout" draw:type="curve" svg:x1="17.446cm" svg:y1="4.81cm" svg:x2="17.51cm" svg:y2="9.89cm" draw:start-shape="id31" draw:start-glue-point="2" draw:end-shape="id29" svg:d="M17446 4810c0 3810 64 1270 64 5080" svg:viewBox="0 0 65 5081">
          <text:p/>
        </draw:connector>
        <draw:connector draw:style-name="gr3" draw:text-style-name="P1" draw:layer="layout" draw:type="curve" svg:x1="21.193cm" svg:y1="4.175cm" svg:x2="28.922cm" svg:y2="9.89cm" draw:start-shape="id31" draw:start-glue-point="1" draw:end-shape="id30" draw:end-glue-point="0" svg:d="M21193 4175c5153 0 7729 1905 7729 5715" svg:viewBox="0 0 7730 5716">
          <text:p/>
        </draw:connector>
        <draw:custom-shape draw:style-name="gr2" draw:text-style-name="P7" xml:id="id32" draw:id="id32" draw:layer="layout" svg:width="5.08cm" svg:height="1.27cm" svg:x="18.78cm" svg:y="13.7cm">
          <text:p text:style-name="P1"><text:span text:style-name="T6">Selectionner parmi</text:span></text:p>
          <text:p text:style-name="P1"><text:span text:style-name="T6">Liste de contacts</text:span></text:p>
          <draw:enhanced-geometry svg:viewBox="0 0 21600 21600" draw:type="rectangle" draw:enhanced-path="M 0 0 L 21600 0 21600 21600 0 21600 0 0 Z N"/>
        </draw:custom-shape>
        <draw:connector draw:style-name="gr3" draw:text-style-name="P1" draw:layer="layout" draw:type="curve" svg:x1="28.922cm" svg:y1="11.16cm" svg:x2="21.32cm" svg:y2="13.7cm" draw:start-shape="id30" draw:start-glue-point="2" draw:end-shape="id32" draw:end-glue-point="0" svg:d="M28922 11160c0 1905-7602 635-7602 2540" svg:viewBox="0 0 7603 2541">
          <text:p/>
        </draw:connector>
        <draw:custom-shape draw:style-name="gr2" draw:text-style-name="P7" xml:id="id33" draw:id="id33" draw:layer="layout" svg:width="5.08cm" svg:height="1.27cm" svg:x="26.4cm" svg:y="13.7cm">
          <text:p text:style-name="P1"><text:span text:style-name="T6">Presser bouton supprimer</text:span></text:p>
          <draw:enhanced-geometry svg:viewBox="0 0 21600 21600" draw:type="rectangle" draw:enhanced-path="M 0 0 L 21600 0 21600 21600 0 21600 0 0 Z N"/>
        </draw:custom-shape>
        <draw:connector draw:style-name="gr3" draw:text-style-name="P1" draw:layer="layout" draw:type="curve" svg:x1="28.922cm" svg:y1="11.16cm" svg:x2="28.94cm" svg:y2="13.7cm" draw:start-shape="id30" draw:start-glue-point="2" draw:end-shape="id33" draw:end-glue-point="0" svg:d="M28922 11160c0 1905 18 635 18 2540" svg:viewBox="0 0 19 2541">
          <text:p/>
        </draw:connector>
        <draw:connector draw:style-name="gr3" draw:text-style-name="P1" draw:layer="layout" draw:type="curve" svg:x1="23.86cm" svg:y1="14.335cm" svg:x2="26.4cm" svg:y2="14.335cm" draw:start-shape="id32" draw:start-glue-point="1" draw:end-shape="id33" draw:end-glue-point="3" svg:d="M23860 14335h2540" svg:viewBox="0 0 2541 1">
          <text:p/>
        </draw:connector>
        <draw:custom-shape draw:style-name="gr9" draw:text-style-name="P1" draw:layer="layout" svg:width="0.381cm" svg:height="0.508cm" draw:transform="rotate (-1.5707963267949) translate (25.127cm 13.834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355cm 9.88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3.225cm 9.89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1" draw:layer="layout" svg:width="28.448cm" svg:height="5.588cm" svg:x="3.54cm" svg:y="21.701cm">
          <draw:text-box>
            <text:p text:style-name="P6"><text:span text:style-name="T5">L'utilisateur souhaite retirer des participants d'un évènement.</text:span></text:p>
            <text:p text:style-name="P6"><text:span text:style-name="T5">Pour cela, il clique sur l'onglet planning, sélectionne une date, puis, clique sur retirerParticipants afin qu'il puisse enlever des participants.</text:span></text:p>
          </draw:text-box>
        </draw:frame>
      </draw:page>
      <draw:page draw:name="page5" draw:style-name="dp1" draw:master-page-name="Default">
        <draw:custom-shape draw:style-name="gr10" draw:text-style-name="P8" xml:id="id37" draw:id="id37" draw:layer="layout" svg:width="7.493cm" svg:height="1.27cm" svg:x="13.7cm" svg:y="3.54cm">
          <text:p text:style-name="P1"><text:span text:style-name="T7">Modifier un évènement</text:span></text:p>
          <draw:enhanced-geometry svg:viewBox="0 0 21600 21600" draw:type="rectangle" draw:enhanced-path="M 0 0 L 21600 0 21600 21600 0 21600 0 0 Z N"/>
        </draw:custom-shape>
        <draw:custom-shape draw:style-name="gr2" draw:text-style-name="P8" xml:id="id34" draw:id="id34" draw:layer="layout" svg:width="5.08cm" svg:height="1.27cm" svg:x="7.223cm" svg:y="8.493cm">
          <text:p text:style-name="P1"><text:span text:style-name="T7">Ouvrir onglet planning</text:span></text:p>
          <draw:enhanced-geometry svg:viewBox="0 0 21600 21600" draw:type="rectangle" draw:enhanced-path="M 0 0 L 21600 0 21600 21600 0 21600 0 0 Z N"/>
        </draw:custom-shape>
        <draw:custom-shape draw:style-name="gr2" draw:text-style-name="P8" xml:id="id35" draw:id="id35" draw:layer="layout" svg:width="5.08cm" svg:height="1.27cm" svg:x="14.97cm" svg:y="8.493cm">
          <text:p text:style-name="P1"><text:span text:style-name="T7">Choisir de la date</text:span></text:p>
          <draw:enhanced-geometry svg:viewBox="0 0 21600 21600" draw:type="rectangle" draw:enhanced-path="M 0 0 L 21600 0 21600 21600 0 21600 0 0 Z N"/>
        </draw:custom-shape>
        <draw:connector draw:style-name="gr6" draw:text-style-name="P1" draw:layer="layout" draw:type="curve" svg:x1="12.303cm" svg:y1="9.128cm" svg:x2="14.97cm" svg:y2="9.128cm" draw:start-shape="id34" draw:start-glue-point="1" draw:end-shape="id35" svg:d="M12303 9128h2667" svg:viewBox="0 0 2668 1">
          <text:p/>
        </draw:connector>
        <draw:custom-shape draw:style-name="gr2" draw:text-style-name="P8" xml:id="id36" draw:id="id36" draw:layer="layout" svg:width="5.08cm" svg:height="1.27cm" svg:x="23.225cm" svg:y="8.493cm">
          <text:p text:style-name="P1"><text:span text:style-name="T7">Modifier les évènements</text:span></text:p>
          <draw:enhanced-geometry svg:viewBox="0 0 21600 21600" draw:type="rectangle" draw:enhanced-path="M 0 0 L 21600 0 21600 21600 0 21600 0 0 Z N"/>
        </draw:custom-shape>
        <draw:connector draw:style-name="gr6" draw:text-style-name="P1" draw:layer="layout" draw:type="curve" svg:x1="20.05cm" svg:y1="9.128cm" svg:x2="23.225cm" svg:y2="9.128cm" draw:start-shape="id35" draw:start-glue-point="1" draw:end-shape="id36" svg:d="M20050 9128h3175" svg:viewBox="0 0 3176 1">
          <text:p/>
        </draw:connector>
        <draw:connector draw:style-name="gr3" draw:text-style-name="P1" draw:layer="layout" draw:type="curve" svg:x1="17.446cm" svg:y1="4.81cm" svg:x2="9.763cm" svg:y2="8.493cm" draw:start-shape="id37" draw:start-glue-point="2" draw:end-shape="id34" draw:end-glue-point="0" svg:d="M17446 4810c0 2763-7683 922-7683 3683" svg:viewBox="0 0 7684 3684">
          <text:p/>
        </draw:connector>
        <draw:connector draw:style-name="gr3" draw:text-style-name="P1" draw:layer="layout" draw:type="curve" svg:x1="17.446cm" svg:y1="4.81cm" svg:x2="17.51cm" svg:y2="8.493cm" draw:start-shape="id37" draw:start-glue-point="2" draw:end-shape="id35" draw:end-glue-point="0" svg:d="M17446 4810c0 2763 64 922 64 3683" svg:viewBox="0 0 65 3684">
          <text:p/>
        </draw:connector>
        <draw:connector draw:style-name="gr3" draw:text-style-name="P1" draw:layer="layout" draw:type="curve" svg:x1="17.446cm" svg:y1="4.81cm" svg:x2="25.765cm" svg:y2="8.493cm" draw:start-shape="id37" draw:start-glue-point="2" draw:end-shape="id36" draw:end-glue-point="0" svg:d="M17446 4810c0 2763 8319 922 8319 3683" svg:viewBox="0 0 8320 3684">
          <text:p/>
        </draw:connector>
        <draw:custom-shape draw:style-name="gr9" draw:text-style-name="P1" draw:layer="layout" svg:width="0.381cm" svg:height="0.508cm" draw:transform="rotate (-1.5707963267949) translate (13.7cm 8.62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13.83cm 8.613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1.701cm 8.627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1" draw:layer="layout" svg:width="0.381cm" svg:height="0.508cm" draw:transform="rotate (-1.5707963267949) translate (21.831cm 8.62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3" xml:id="id43" draw:id="id43" draw:layer="layout" svg:width="5.08cm" svg:height="1.27cm" svg:x="15.605cm" svg:y="12.176cm">
          <text:p text:style-name="P1"><text:span text:style-name="T2">Changer intitulé</text:span></text:p>
          <draw:enhanced-geometry svg:viewBox="0 0 21600 21600" draw:type="rectangle" draw:enhanced-path="M 0 0 L 21600 0 21600 21600 0 21600 0 0 Z N"/>
        </draw:custom-shape>
        <draw:custom-shape draw:style-name="gr2" draw:text-style-name="P3" xml:id="id38" draw:id="id38" draw:layer="layout" svg:width="5.08cm" svg:height="1.27cm" svg:x="23.225cm" svg:y="12.176cm">
          <text:p text:style-name="P1"><text:span text:style-name="T2">Changer participants</text:span></text:p>
          <draw:enhanced-geometry svg:viewBox="0 0 21600 21600" draw:type="rectangle" draw:enhanced-path="M 0 0 L 21600 0 21600 21600 0 21600 0 0 Z N"/>
        </draw:custom-shape>
        <draw:custom-shape draw:style-name="gr2" draw:text-style-name="P4" xml:id="id40" draw:id="id40" draw:layer="layout" svg:width="5.08cm" svg:height="1.27cm" svg:x="15.605cm" svg:y="15.986cm">
          <text:p text:style-name="P1"><text:span text:style-name="T3">Ref. Supprimer participants</text:span></text:p>
          <draw:enhanced-geometry svg:viewBox="0 0 21600 21600" draw:type="rectangle" draw:enhanced-path="M 0 0 L 21600 0 21600 21600 0 21600 0 0 Z N"/>
        </draw:custom-shape>
        <draw:custom-shape draw:style-name="gr2" draw:text-style-name="P4" xml:id="id39" draw:id="id39" draw:layer="layout" svg:width="5.08cm" svg:height="1.27cm" svg:x="23.225cm" svg:y="15.986cm">
          <text:p text:style-name="P1"><text:span text:style-name="T3">Ref. Ajouter Participants</text:span></text:p>
          <draw:enhanced-geometry svg:viewBox="0 0 21600 21600" draw:type="rectangle" draw:enhanced-path="M 0 0 L 21600 0 21600 21600 0 21600 0 0 Z N"/>
        </draw:custom-shape>
        <draw:connector draw:style-name="gr6" draw:text-style-name="P1" draw:layer="layout" draw:type="curve" svg:x1="25.765cm" svg:y1="13.446cm" svg:x2="25.765cm" svg:y2="15.986cm" draw:start-shape="id38" draw:start-glue-point="2" draw:end-shape="id39" draw:end-glue-point="0" svg:d="M25765 13446v2540" svg:viewBox="0 0 1 2541">
          <text:p/>
        </draw:connector>
        <draw:connector draw:style-name="gr6" draw:text-style-name="P1" draw:layer="layout" draw:type="curve" svg:x1="25.765cm" svg:y1="13.446cm" svg:x2="18.145cm" svg:y2="15.986cm" draw:start-shape="id38" draw:start-glue-point="2" draw:end-shape="id40" draw:end-glue-point="0" svg:d="M25765 13446c0 1905-7620 635-7620 2540" svg:viewBox="0 0 7621 2541">
          <text:p/>
        </draw:connector>
        <draw:custom-shape draw:style-name="gr8" draw:text-style-name="P1" xml:id="id41" draw:id="id41" draw:layer="layout" svg:width="0.762cm" svg:height="1.27cm" svg:x="21.574cm" svg:y="15.98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2.336cm" svg:y1="16.621cm" svg:x2="23.225cm" svg:y2="16.621cm" draw:start-shape="id41" draw:start-glue-point="7" svg:d="M22336 16621h889" svg:viewBox="0 0 890 1">
          <text:p/>
        </draw:connector>
        <draw:connector draw:style-name="gr6" draw:text-style-name="P1" draw:layer="layout" draw:type="curve" svg:x1="21.574cm" svg:y1="16.621cm" svg:x2="20.685cm" svg:y2="16.621cm" draw:start-shape="id41" draw:start-glue-point="5" svg:d="M21574 16621h-889" svg:viewBox="0 0 890 1">
          <text:p/>
        </draw:connector>
        <draw:custom-shape draw:style-name="gr8" draw:text-style-name="P1" xml:id="id42" draw:id="id42" draw:layer="layout" svg:width="0.762cm" svg:height="1.27cm" svg:x="21.574cm" svg:y="12.17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6" draw:text-style-name="P1" draw:layer="layout" draw:type="curve" svg:x1="22.336cm" svg:y1="12.811cm" svg:x2="23.225cm" svg:y2="12.811cm" draw:start-shape="id42" draw:start-glue-point="7" svg:d="M22336 12811h889" svg:viewBox="0 0 890 1">
          <text:p/>
        </draw:connector>
        <draw:connector draw:style-name="gr6" draw:text-style-name="P1" draw:layer="layout" draw:type="curve" svg:x1="21.574cm" svg:y1="12.811cm" svg:x2="20.685cm" svg:y2="12.811cm" draw:start-shape="id42" draw:start-glue-point="5" svg:d="M21574 12811h-889" svg:viewBox="0 0 890 1">
          <text:p/>
        </draw:connector>
        <draw:connector draw:style-name="gr3" draw:text-style-name="P1" draw:layer="layout" draw:type="curve" svg:x1="25.765cm" svg:y1="9.763cm" svg:x2="25.765cm" svg:y2="12.176cm" draw:start-shape="id36" draw:start-glue-point="2" draw:end-shape="id38" draw:end-glue-point="0" svg:d="M25765 9763v2413" svg:viewBox="0 0 1 2414">
          <text:p/>
        </draw:connector>
        <draw:connector draw:style-name="gr3" draw:text-style-name="P1" draw:layer="layout" draw:type="curve" svg:x1="25.765cm" svg:y1="9.763cm" svg:x2="18.145cm" svg:y2="12.176cm" draw:start-shape="id36" draw:start-glue-point="2" draw:end-shape="id43" svg:d="M25765 9763c0 1810-7620 604-7620 2413" svg:viewBox="0 0 7621 2414">
          <text:p/>
        </draw:connector>
        <draw:frame draw:style-name="gr11" draw:layer="layout" svg:width="28.448cm" svg:height="5.588cm" svg:x="3.54cm" svg:y="21.701cm">
          <draw:text-box>
            <text:p text:style-name="P6"><text:span text:style-name="T5">L'utilisateur souhaite modifier un évènement.</text:span></text:p>
            <text:p text:style-name="P6"><text:span text:style-name="T5">Il va pour cela dans l'onglet planning, choisis sa date, puis une liste de possibilités lui sont offertes sur la droite. Il peut ainsi changer les intitulés ou changer les participants (en ajouter ou en supprim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535cm" fo:page-height="26.0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3T10:13:38.020950197</meta:creation-date>
    <dc:date>2015-06-03T20:54:29.332668132</dc:date>
    <meta:editing-duration>PT2H8M55S</meta:editing-duration>
    <meta:editing-cycles>49</meta:editing-cycles>
    <meta:generator>LibreOffice/4.2.8.2$Linux_X86_64 LibreOffice_project/420m0$Build-2</meta:generator>
    <dc:creator>couim </dc:creator>
    <meta:document-statistic meta:object-count="138"/>
  </office:meta>
</office:document-meta>
</file>